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1A000000D6943BF36F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3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e6ff" draw:textarea-horizontal-align="justify" draw:textarea-vertical-align="middle" draw:auto-grow-height="false" fo:min-height="1.872cm" fo:min-width="4.584cm"/>
    </style:style>
    <style:style style:name="gr4" style:family="graphic" style:parent-style-name="standard">
      <style:graphic-properties draw:fill-color="#e6e6ff" draw:textarea-horizontal-align="justify" draw:textarea-vertical-align="middle" draw:auto-grow-height="false" fo:min-height="1.872cm" fo:min-width="4.592cm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 fo:min-height="1.306cm" fo:min-width="4.59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0" style:family="graphic" style:parent-style-name="standard">
      <style:graphic-properties draw:stroke="none" svg:stroke-color="#000000" draw:fill="bitmap" draw:fill-color="#ffffff" draw:fill-image-name="Bitmap_20_1" draw:auto-grow-height="true" draw:auto-grow-width="false" fo:max-height="0cm" fo:min-height="5.412cm"/>
    </style:style>
    <style:style style:name="gr11" style:family="graphic" style:parent-style-name="objectwithoutfill">
      <style:graphic-properties draw:fill="none" draw:textarea-vertical-align="middle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subtitle">
      <style:graphic-properties draw:fill-color="#ffffff" fo:min-height="12.65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style:paragraph-properties fo:text-align="center"/>
      <style:text-properties style:font-name="Nimbus Sans L"/>
    </style:style>
    <style:style style:name="P5" style:family="paragraph">
      <style:paragraph-properties fo:text-align="center"/>
      <style:text-properties style:font-name="Nimbus Sans L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4pt" fo:font-weight="normal" style:font-size-asian="44pt" style:font-weight-asian="normal" style:font-size-complex="44pt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Nimbus Sans L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Nimbus Sans L"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cm" svg:height="8.607cm" svg:x="1.5cm" svg:y="6.197cm">
          <draw:text-box>
            <text:p text:style-name="P1"><text:span text:style-name="T1">Projet de Science Technologie et Locigiel</text:span></text:p>
            <text:p text:style-name="P1"><text:span text:style-name="T2">Bibliothèque logicielle pour impression 3D d'objets contraints</text:span></text:p>
            <text:p/>
            <text:p/>
            <text:p><text:span text:style-name="T3">Auteur : REN Marc</text:span></text:p>
            <text:p><text:span text:style-name="T3">Encadrants : ZIAT Ghiles, BOTBOL Vincent</text:span></text:p>
            <text:p><text:span text:style-name="T3">Université Pierre et Marie Curi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lan</text:p>
          </draw:text-box>
        </draw:frame>
        <draw:frame presentation:style-name="pr3" draw:text-style-name="P3" draw:layer="layout" svg:width="25cm" svg:height="12.65cm" svg:x="1.4cm" svg:y="4.175cm" presentation:class="subtitle" presentation:user-transformed="true">
          <draw:text-box>
            <text:list text:style-name="L2">
              <text:list-item>
                <text:p text:style-name="P2"><text:span text:style-name="T1"><text:s/></text:span><text:span text:style-name="T1">Introduction</text:span></text:p>
              </text:list-item>
              <text:list-item>
                <text:p text:style-name="P2"><text:span text:style-name="T1"><text:s/></text:span><text:span text:style-name="T1">État de l'art</text:span></text:p>
              </text:list-item>
              <text:list-item>
                <text:p text:style-name="P2"><text:span text:style-name="T1"><text:s/></text:span><text:span text:style-name="T1">Motivation</text:span></text:p>
              </text:list-item>
              <text:list-item>
                <text:p text:style-name="P2"><text:span text:style-name="T1"><text:s/></text:span><text:span text:style-name="T1">Principales instructions gcode</text:span></text:p>
              </text:list-item>
              <text:list-item>
                <text:p text:style-name="P2"><text:span text:style-name="T1"><text:s/></text:span><text:span text:style-name="T1">Arrivée en OCaml</text:span></text:p>
              </text:list-item>
              <text:list-item>
                <text:p text:style-name="P2"><text:span text:style-name="T1"><text:s/></text:span><text:span text:style-name="T1">Couche 2D</text:span></text:p>
              </text:list-item>
              <text:list-item>
                <text:p text:style-name="P2"><text:span text:style-name="T1"><text:s/></text:span><text:span text:style-name="T1">Transformation, 3D</text:span></text:p>
              </text:list-item>
              <text:list-item>
                <text:p text:style-name="P2"><text:span text:style-name="T1"><text:s/></text:span><text:span text:style-name="T1">Gaufra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Définition de l'Impression 3D :</text:span></text:p>
                <text:list>
                  <text:list-header>
                    <text:p><text:span text:style-name="T4">Procédé de fabrication additive</text:span></text:p>
                  </text:list-header>
                </text:list>
              </text:list-item>
            </text:list>
            <text:p><text:span text:style-name="T3"/></text:p>
            <text:list text:continue-numbering="true" text:style-name="L3">
              <text:list-item>
                <text:p><text:span text:style-name="T1">Description de la machin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État de l'art</text:p>
          </draw:text-box>
        </draw:frame>
        <draw:custom-shape draw:style-name="gr3" draw:text-style-name="P4" xml:id="id1" draw:id="id1" draw:layer="layout" svg:width="7.19cm" svg:height="3cm" svg:x="3.456cm" svg:y="5.4cm">
          <text:p text:style-name="P1"><text:span text:style-name="T5">Modélisation 3D</text:span></text:p>
          <text:list text:style-name="L1">
            <text:list-item>
              <text:list>
                <text:list-item>
                  <text:p text:style-name="P2"><text:span text:style-name="T6">Blender</text:span></text:p>
                </text:list-item>
                <text:list-item>
                  <text:p text:style-name="P2"><text:span text:style-name="T6">Tinkercad</text:span></text:p>
                </text:list-item>
              </text:list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7.2cm" svg:height="3cm" svg:x="3.456cm" svg:y="10.2cm">
          <text:p text:style-name="P1"><text:span text:style-name="T5">Génération du gcode</text:span></text:p>
          <text:list text:style-name="L1">
            <text:list-item>
              <text:list>
                <text:list-item>
                  <text:p text:style-name="P2"><text:span text:style-name="T6">Slic3r</text:span></text:p>
                </text:list-item>
                <text:list-item>
                  <text:p text:style-name="P2"><text:span text:style-name="T6">Cura</text:span></text:p>
                </text:list-item>
              </text:list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3" draw:id="id3" draw:layer="layout" svg:width="7.2cm" svg:height="2.2cm" svg:x="3.456cm" svg:y="15.4cm">
          <text:p text:style-name="P1"><text:span text:style-name="T5">Im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7.051cm" svg:y1="8.4cm" svg:x2="7.056cm" svg:y2="10.2cm" draw:start-shape="id1" draw:start-glue-point="8" draw:end-shape="id2" draw:end-glue-point="4" svg:d="M7051 8400v901h5v899" svg:viewBox="0 0 6 1801">
          <text:p/>
        </draw:connector>
        <draw:connector draw:style-name="gr6" draw:text-style-name="P1" draw:layer="layout" svg:x1="7.056cm" svg:y1="13.2cm" svg:x2="7.056cm" svg:y2="15.4cm" draw:start-shape="id2" draw:start-glue-point="8" draw:end-shape="id3" draw:end-glue-point="4" svg:d="M7056 13200v2200" svg:viewBox="0 0 1 2201">
          <text:p/>
        </draw:connector>
        <draw:frame draw:style-name="gr7" draw:layer="layout" svg:width="4.4cm" svg:height="0.962cm" svg:x="7cm" svg:y="8.4cm">
          <draw:text-box>
            <text:p>objet<text:span text:style-name="T7">.stl</text:span></text:p>
          </draw:text-box>
        </draw:frame>
        <draw:frame draw:style-name="gr8" draw:layer="layout" svg:width="4cm" svg:height="1.673cm" svg:x="7.056cm" svg:y="13.327cm">
          <draw:text-box>
            <text:p>objet<text:span text:style-name="T7">.gcode</text:span></text:p>
          </draw:text-box>
        </draw:frame>
        <draw:frame draw:style-name="gr9" draw:layer="layout" svg:width="12.5cm" svg:height="1.2cm" svg:x="14.7cm" svg:y="5cm">
          <draw:text-box>
            <text:p>stl : Standard Triangle Language <text:tab/></text:p>
          </draw:text-box>
        </draw:frame>
        <draw:frame draw:style-name="gr10" draw:layer="layout" svg:width="7.4cm" svg:height="5.662cm" svg:x="16.653cm" svg:y="6.2cm">
          <draw:text-box>
            <text:p/>
          </draw:text-box>
        </draw:frame>
        <draw:line draw:style-name="gr11" draw:text-style-name="P1" draw:layer="layout" svg:x1="13.2cm" svg:y1="5.8cm" svg:x2="13.2cm" svg:y2="18cm">
          <text:p/>
        </draw:line>
        <draw:frame draw:style-name="gr7" draw:layer="layout" svg:width="9.2cm" svg:height="0.962cm" svg:x="14.7cm" svg:y="12.438cm">
          <draw:text-box>
            <text:p>gcode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fill-image draw:name="Bitmap_20_1" draw:display-name="Bitmap 1" xlink:href="Pictures/100002000000011A000000D6943BF36F.gi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 Ren</meta:initial-creator>
    <meta:creation-date>2016-05-24T17:15:18.528814426</meta:creation-date>
    <dc:date>2016-05-25T18:53:11.610103516</dc:date>
    <dc:creator>Marc Ren</dc:creator>
    <meta:editing-duration>PT2H55M40S</meta:editing-duration>
    <meta:editing-cycles>3</meta:editing-cycles>
    <meta:generator>LibreOffice/4.3.3.2$Linux_X86_64 LibreOffice_project/430m0$Build-2</meta:generator>
    <meta:document-statistic meta:object-count="46"/>
  </office:meta>
</office:document-meta>
</file>